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Tlwg Typist" svg:font-family="'Tlwg Typist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svg:stroke-color="#e8a202" draw:marker-start-width="0.279cm" draw:marker-end-width="0.279cm" draw:fill="solid" draw:fill-color="#ffffd7" draw:textarea-horizontal-align="justify" draw:textarea-vertical-align="middle" draw:auto-grow-height="false" fo:min-height="2.241cm" fo:min-width="5.117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e8a202" draw:marker-start-width="0.279cm" draw:marker-end-width="0.279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08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7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27cm"/>
      <style:paragraph-properties style:writing-mode="lr-tb"/>
    </style:style>
    <style:style style:name="gr6" style:family="graphic" style:parent-style-name="objectwithoutfill">
      <style:graphic-properties svg:stroke-width="0.102cm" draw:marker-start="Arrowheads_20_1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394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Tlwg Typist" fo:font-size="14.3999996185303pt" fo:font-weight="normal" style:font-size-asian="18pt" style:font-size-complex="18pt"/>
    </style:style>
    <style:style style:name="P4" style:family="paragraph">
      <loext:graphic-properties draw:fill="none" draw:fill-color="#ffffff"/>
      <style:text-properties style:font-name="Tlwg Typist" fo:font-size="14.3999996185303pt" fo:font-weight="normal" style:font-size-asian="18pt" style:font-size-complex="18pt"/>
    </style:style>
    <style:style style:name="P5" style:family="paragraph">
      <style:text-properties fo:font-size="32pt" style:font-size-asian="18pt" style:font-size-complex="18pt"/>
    </style:style>
    <style:style style:name="P6" style:family="paragraph">
      <loext:graphic-properties draw:fill="none" draw:fill-color="#ffffff"/>
      <style:text-properties fo:font-size="32pt" style:font-size-asian="18pt" style:font-size-complex="18pt"/>
    </style:style>
    <style:style style:name="P7" style:family="paragraph">
      <style:text-properties fo:font-size="12pt" style:font-size-asian="18pt" style:font-size-complex="18pt"/>
    </style:style>
    <style:style style:name="P8" style:family="paragraph">
      <loext:graphic-properties draw:fill="none" draw:fill-color="#ffffff"/>
      <style:text-properties fo:font-size="12pt" style:font-size-asian="18pt" style:font-size-complex="18pt"/>
    </style:style>
    <style:style style:name="P9" style:family="paragraph">
      <style:text-properties fo:font-size="9.60000038146973pt" style:font-size-asian="18pt" style:font-size-complex="18pt"/>
    </style:style>
    <style:style style:name="P10" style:family="paragraph">
      <loext:graphic-properties draw:fill="none" draw:fill-color="#ffffff"/>
      <style:text-properties fo:font-size="9.60000038146973pt" style:font-size-asian="18pt" style:font-size-complex="18pt"/>
    </style:style>
    <style:style style:name="P11" style:family="paragraph">
      <loext:graphic-properties draw:fill-color="#ffffff"/>
    </style:style>
    <style:style style:name="T1" style:family="text">
      <style:text-properties style:font-name="Tlwg Typist" fo:font-size="18pt" fo:font-weight="normal" style:font-size-asian="18pt" style:font-size-complex="18pt"/>
    </style:style>
    <style:style style:name="T2" style:family="text">
      <style:text-properties fo:font-size="40pt" style:font-size-asian="18pt" style:font-size-complex="18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style:font-name="Tlwg Typist" fo:font-size="12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667cm" svg:height="2.541cm" svg:x="1.217cm" svg:y="3.73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039cm" svg:y1="3.735cm" svg:x2="4.039cm" svg:y2="6.275cm">
          <text:p/>
        </draw:line>
        <draw:line draw:style-name="gr2" draw:text-style-name="P2" draw:layer="layout" svg:x1="6.884cm" svg:y1="3.735cm" svg:x2="6.884cm" svg:y2="6.275cm">
          <text:p/>
        </draw:line>
        <draw:frame draw:style-name="gr3" draw:text-style-name="P4" draw:layer="layout" svg:width="13.547cm" svg:height="2.627cm" svg:x="1.128cm" svg:y="0.507cm">
          <draw:text-box>
            <text:p text:style-name="P3"><text:span text:style-name="T1">&gt; myDimensions = dim(myCarDataSet)</text:span></text:p>
            <text:p text:style-name="P3"><text:span text:style-name="T1">&gt; print(myDimensions)</text:span></text:p>
            <text:p text:style-name="P3"><text:span text:style-name="T1">[1] 32 11</text:span></text:p>
          </draw:text-box>
        </draw:frame>
        <draw:frame draw:style-name="gr4" draw:text-style-name="P6" draw:layer="layout" svg:width="2.258cm" svg:height="1.826cm" svg:x="1.573cm" svg:y="4.212cm">
          <draw:text-box>
            <text:p text:style-name="P5"><text:span text:style-name="T2">32 </text:span></text:p>
          </draw:text-box>
        </draw:frame>
        <draw:frame draw:style-name="gr4" draw:text-style-name="P6" draw:layer="layout" svg:width="2.258cm" svg:height="1.826cm" svg:x="4.506cm" svg:y="4.212cm">
          <draw:text-box>
            <text:p text:style-name="P5"><text:span text:style-name="T2">11 </text:span></text:p>
          </draw:text-box>
        </draw:frame>
        <draw:frame draw:style-name="gr5" draw:text-style-name="P8" draw:layer="layout" svg:width="18.627cm" svg:height="0.788cm" svg:x="0.997cm" svg:y="2.928cm">
          <draw:text-box>
            <text:p text:style-name="P7"><text:span text:style-name="T3">Each value returned and saved in the list variable </text:span><text:span text:style-name="T4">myDimensions</text:span><text:span text:style-name="T3"> has its own slot in the list:</text:span></text:p>
          </draw:text-box>
        </draw:frame>
        <draw:line draw:style-name="gr6" draw:text-style-name="P2" draw:layer="layout" svg:x1="2.435cm" svg:y1="6.392cm" svg:x2="2.435cm" svg:y2="7.408cm">
          <text:p/>
        </draw:line>
        <draw:line draw:style-name="gr6" draw:text-style-name="P2" draw:layer="layout" svg:x1="5.279cm" svg:y1="6.412cm" svg:x2="5.279cm" svg:y2="7.428cm">
          <text:p/>
        </draw:line>
        <draw:frame draw:style-name="gr7" draw:text-style-name="P10" draw:layer="layout" svg:width="2.227cm" svg:height="0.725cm" svg:x="1.515cm" svg:y="7.488cm">
          <draw:text-box>
            <text:p text:style-name="P9"><text:span text:style-name="T3">Index 1</text:span></text:p>
          </draw:text-box>
        </draw:frame>
        <draw:frame draw:style-name="gr7" draw:text-style-name="P10" draw:layer="layout" svg:width="2.227cm" svg:height="0.725cm" svg:x="4.449cm" svg:y="7.488cm">
          <draw:text-box>
            <text:p text:style-name="P9"><text:span text:style-name="T3">Index 2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Tlwg Typist" svg:font-family="'Tlwg Typist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5.6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18cm" fo:margin-bottom="0cm" fo:text-indent="0cm"/>
      <style:text-properties fo:font-size="22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38cm" fo:margin-bottom="0cm" fo:text-indent="0cm"/>
      <style:text-properties fo:font-size="19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58cm" fo:margin-bottom="0cm" fo:text-indent="0cm"/>
      <style:text-properties fo:font-size="1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9cm" fo:margin-bottom="0cm" fo:text-indent="0cm"/>
      <style:text-properties fo:font-size="1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9cm" fo:margin-bottom="0cm" fo:text-indent="0cm"/>
      <style:text-properties fo:font-size="1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9cm" fo:margin-bottom="0cm" fo:text-indent="0cm"/>
      <style:text-properties fo:font-size="1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9cm" fo:margin-bottom="0cm" fo:text-indent="0cm"/>
      <style:text-properties fo:font-size="1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9cm" fo:margin-bottom="0cm" fo:text-indent="0cm"/>
      <style:text-properties fo:font-size="1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32cm" fo:page-height="8.8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4.065cm" svg:x="1cm" svg:y="3.888cm"/>
      <draw:page-thumbnail draw:layer="backgroundobjects" svg:width="9.294cm" svg:height="4.065cm" svg:x="1cm" svg:y="11.936cm"/>
      <draw:page-thumbnail draw:layer="backgroundobjects" svg:width="9.294cm" svg:height="4.065cm" svg:x="1cm" svg:y="19.984cm"/>
      <draw:page-thumbnail draw:layer="backgroundobjects" svg:width="9.294cm" svg:height="4.065cm" svg:x="11.295cm" svg:y="3.888cm"/>
      <draw:page-thumbnail draw:layer="backgroundobjects" svg:width="9.294cm" svg:height="4.065cm" svg:x="11.295cm" svg:y="11.936cm"/>
      <draw:page-thumbnail draw:layer="backgroundobjects" svg:width="9.294cm" svg:height="4.065cm" svg:x="11.295cm" svg:y="19.984cm"/>
    </style:handout-master>
    <style:master-page style:name="Default" style:page-layout-name="PM1" draw:style-name="Mdp1">
      <draw:frame presentation:style-name="Default-title" draw:layer="backgroundobjects" svg:width="22.399cm" svg:height="2.103cm" svg:x="1.244cm" svg:y="0.502cm" presentation:class="title" presentation:placeholder="true">
        <draw:text-box/>
      </draw:frame>
      <draw:frame presentation:style-name="Default-outline1" draw:layer="backgroundobjects" svg:width="22.399cm" svg:height="7.308cm" svg:x="1.244cm" svg:y="2.947cm" presentation:class="outline" presentation:placeholder="true">
        <draw:text-box/>
      </draw:frame>
      <draw:frame presentation:style-name="Mpr1" draw:text-style-name="MP2" draw:layer="backgroundobjects" svg:width="5.798cm" svg:height="0.868cm" svg:x="1.244cm" svg:y="11.47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7.889cm" svg:height="0.868cm" svg:x="8.512cm" svg:y="11.47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5.798cm" svg:height="0.868cm" svg:x="17.845cm" svg:y="11.47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4-06T16:09:43.777941047</meta:creation-date>
    <dc:date>2021-04-06T16:21:39.157881477</dc:date>
    <meta:editing-duration>PT1M36S</meta:editing-duration>
    <meta:editing-cycles>1</meta:editing-cycles>
    <meta:document-statistic meta:object-count="34"/>
    <meta:generator>LibreOffice/7.1.2.2$Linux_X86_64 LibreOffice_project/5751006d328844ba3fa6124ed263bbf122f0788a</meta:generator>
  </office:meta>
</office:document-meta>
</file>